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1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, 'Lucida Console'" style:font-pitch="variable"/>
    <style:font-face style:name="Liberation Sans2" svg:font-family="'Liberation Sans'" style:font-pitch="variable"/>
    <style:font-face style:name="Consolas" svg:font-family="Consolas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Calibri" svg:font-family="Calibri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000000" fo:min-height="7.533cm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9.75cm"/>
    </style:style>
    <style:style style:name="pr5" style:family="presentation" style:parent-style-name="PHP_25_20Akademija_25_20template_25_20v41-notes">
      <style:graphic-properties draw:fill-color="#ffffff" fo:min-height="13.364cm"/>
    </style:style>
    <style:style style:name="pr6" style:family="presentation" style:parent-style-name="PHP_25_20Akademija_25_20template_25_20v41-title">
      <style:graphic-properties fo:min-height="2.508cm"/>
    </style:style>
    <style:style style:name="pr7" style:family="presentation" style:parent-style-name="PHP_25_20Akademija_25_20template_25_20v42-title">
      <style:graphic-properties draw:auto-grow-height="true" fo:min-height="4.508cm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000000"/>
      <style:text-properties fo:color="#ffffff" style:font-name="Consolas1" fo:font-size="26pt" style:font-size-asian="26pt" style:font-size-complex="26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8f8f8" style:font-name="Consolas3" fo:font-size="26pt" style:font-size-asian="26pt" style:font-size-complex="26pt"/>
    </style:style>
    <style:style style:name="T4" style:family="text">
      <style:text-properties fo:color="#fbde2d" style:font-name="Consolas3" fo:font-size="26pt" style:font-size-asian="26pt" style:font-size-complex="26pt"/>
    </style:style>
    <style:style style:name="T5" style:family="text">
      <style:text-properties fo:color="#8da6ce" style:font-name="Consolas3" fo:font-size="26pt" style:font-size-asian="26pt" style:font-size-complex="26pt"/>
    </style:style>
    <style:style style:name="T6" style:family="text">
      <style:text-properties fo:color="#ffffff" style:font-name="Consolas3" fo:font-size="26pt" style:font-size-asian="26pt" style:font-size-complex="26pt"/>
    </style:style>
    <style:style style:name="T7" style:family="text">
      <style:text-properties fo:color="#61ce3c" style:font-name="Consolas3" fo:font-size="26pt" style:font-size-asian="26pt" style:font-size-complex="26pt"/>
    </style:style>
    <style:style style:name="T8" style:family="text">
      <style:text-properties fo:color="#cccccc" style:font-name="Consolas3" fo:font-size="26pt" style:font-size-asian="26pt" style:font-size-complex="26pt"/>
    </style:style>
    <style:style style:name="T9" style:family="text">
      <style:text-properties fo:color="#d8fa3c" style:font-name="Consolas3" fo:font-size="26pt" style:font-size-asian="26pt" style:font-size-complex="26pt"/>
    </style:style>
    <style:style style:name="T10" style:family="text">
      <style:text-properties style:font-name="Consolas1" fo:background-color="#e6e6e6"/>
    </style:style>
    <style:style style:name="T11" style:family="text">
      <style:text-properties style:font-name="Consolas1"/>
    </style:style>
    <style:style style:name="T12" style:family="text">
      <style:text-properties style:font-name="Consolas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Test doubles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Što je Test Double</text:p>
          </draw:text-box>
        </draw:frame>
        <draw:frame presentation:style-name="pr4" draw:layer="layout" svg:width="31cm" svg:height="20cm" svg:x="1.8cm" svg:y="4.6cm" presentation:class="outline" presentation:user-transformed="true">
          <draw:text-box>
            <text:p xml:id="id1" text:id="id1">Kako testirati klasu koja ovisi o komponenti (dependency) koju ne možemo koristiti u testovima?</text:p>
            <text:p xml:id="id2" text:id="id2">Zamijenimo komponentu o kojoj ovisi sa Test Double objektom.</text:p>
            <text:p xml:id="id3" text:id="id3">Test Double:</text:p>
            <text:list text:style-name="L2">
              <text:list-item>
                <text:p xml:id="id4" text:id="id4">Ne mora ponašati na isti način kao i komponenta koju mijenja</text:p>
              </text:list-item>
              <text:list-item>
                <text:p xml:id="id5" text:id="id5">Mora pružiti isti API kao i zamijenjena komponenta kako bi SUT <text:span text:style-name="T1">mislio</text:span> da da se radi o pravoj komponent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Kada koristimo Test Double?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6" text:id="id6">Originalna komponenta o kojoj SUT ovisi nije dostupna u testnoj okolini</text:p>
              </text:list-item>
              <text:list-item>
                <text:p xml:id="id7" text:id="id7">Komponenta ne vraća vrijednosti koje su nam potrebne za test</text:p>
              </text:list-item>
              <text:list-item>
                <text:p xml:id="id8" text:id="id8">Komponenta ima neželjene posljedice:</text:p>
                <text:list>
                  <text:list-item>
                    <text:p xml:id="id9" text:id="id9">Komunicira sa bazom podataka</text:p>
                  </text:list-item>
                  <text:list-item>
                    <text:p xml:id="id10" text:id="id10">Šalje email ili sms</text:p>
                  </text:list-item>
                  <text:list-item>
                    <text:p xml:id="id11" text:id="id11">Vrši operaciju koja značajno usporava test</text:p>
                  </text:list-item>
                </text:list>
              </text:list-item>
              <text:list-item>
                <text:p xml:id="id12" text:id="id12">Želimo bolju kontrolu ili vidljivost nad internim ponašanjem SUT</text:p>
              </text:list-item>
              <text:list-item>
                <text:p xml:id="id13" text:id="id13">Komponentu smo već testirali u njenom unit testu i ne želimo je opet testirati kroz drugu klas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Vrste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14" text:id="id14">Vrste Test Double objekata poredane po kompleksnosti:</text:p>
            <text:list text:style-name="L2">
              <text:list-item>
                <text:p xml:id="id15" text:id="id15">Dummy</text:p>
              </text:list-item>
              <text:list-item>
                <text:p xml:id="id16" text:id="id16">Stub</text:p>
              </text:list-item>
              <text:list-item>
                <text:p xml:id="id17" text:id="id17">Spy</text:p>
              </text:list-item>
              <text:list-item>
                <text:p xml:id="id18" text:id="id18">Mock</text:p>
              </text:list-item>
              <text:list-item>
                <text:p xml:id="id19" text:id="id19">Fak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Dummy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20" text:id="id20">Najjednostavniji Test Double, objekt sa praznom implementacijom.</text:p>
            <text:p xml:id="id21" text:id="id21">Koristimo ga kada:</text:p>
            <text:list text:style-name="L2">
              <text:list-item>
                <text:p xml:id="id22" text:id="id22">SUT zahtijeva ulazni argument za koji znamo da neće biti korišten</text:p>
              </text:list-item>
              <text:list-item>
                <text:p xml:id="id23" text:id="id23">Želimo provjeriti samo da je SUT proslijedio Dummy objekt nekoj drugoj komponent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Stub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24" text:id="id24">Objekt kojemu možemo podesiti povratne vrijednosti kako bi smo izvršili dio SUT-a koji se inače ne bi izvršio.</text:p>
            <text:p xml:id="id25" text:id="id25">Stub objekt podešava indirektne ulazne vrijednosti za SUT.</text:p>
            <text:p xml:id="id26" text:id="id26">Varijacije:</text:p>
            <text:list text:style-name="L2">
              <text:list-item>
                <text:p xml:id="id27" text:id="id27">"Hardkodirani" test stub</text:p>
              </text:list-item>
              <text:list-item>
                <text:p xml:id="id28" text:id="id28">"Konfigurabilni" test stub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Spy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29" text:id="id29">Koristi se za provjeru indirektnih <text:span text:style-name="T2">izlaznih</text:span> vrijednosti SUT-a.</text:p>
            <text:p xml:id="id30" text:id="id30">Spy može bilježiti:</text:p>
            <text:list text:style-name="L2">
              <text:list-item>
                <text:p xml:id="id31" text:id="id31">Je li metoda na njemu pozvana</text:p>
              </text:list-item>
              <text:list-item>
                <text:p xml:id="id32" text:id="id32">Sa kojim ulaznim parametrima je pozvana</text:p>
              </text:list-item>
              <text:list-item>
                <text:p xml:id="id33" text:id="id33">Koliko je puta pozvana</text:p>
              </text:list-item>
              <text:list-item>
                <text:p xml:id="id34" text:id="id34">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Spy - napomene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35" text:id="id35">Pomoću Spy objekata možemo vidjeti internu implementaciju SUT-a.</text:p>
            <text:p xml:id="id36" text:id="id36">Pretjerano korištenje Spy objekata vodi do uskog povezivanja (eng. coupling) testa i klase koju testiramo.</text:p>
            <text:p xml:id="id37" text:id="id37">Pretjerani coupling rezultira krhkim testovima koji pucaju iz razloga zbog kojih ne bi smjeli pucati.</text:p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Mock</text:p>
          </draw:text-box>
        </draw:frame>
        <draw:frame presentation:style-name="pr4" draw:layer="layout" svg:width="32.2cm" svg:height="20cm" svg:x="1.8cm" svg:y="4.6cm" presentation:class="outline" presentation:user-transformed="true">
          <draw:text-box>
            <text:p xml:id="id38" text:id="id38">Mock objekt za razliku od Spy objekta <text:span text:style-name="T2">sam</text:span> verificira je li ispravno korišten od strane SUT-a. Kod Spy objekta tu zadaću vrši sam test.</text:p>
            <text:list text:style-name="L2">
              <text:list-item>
                <text:p xml:id="id39" text:id="id39">Najčešće se koriste u third party mocking alatima poput <text:a xlink:href="https://github.com/padraic/mockery" xlink:type="simple">Mockery</text:a>-ja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Fake</text:p>
          </draw:text-box>
        </draw:frame>
        <draw:frame presentation:style-name="pr4" draw:layer="layout" svg:width="31.8cm" svg:height="20cm" svg:x="1.8cm" svg:y="4.6cm" presentation:class="outline" presentation:user-transformed="true">
          <draw:text-box>
            <text:list text:style-name="L2">
              <text:list-item>
                <text:p xml:id="id40" text:id="id40">Koristimo ga kada nam je važna interakcija između SUT i komponente o kojoj ovisi ali ne želimo nuspojave tih interakcija.</text:p>
              </text:list-item>
              <text:list-item>
                <text:p xml:id="id41" text:id="id41">Jednostavnija i brža implementacija komponente o kojoj ovisimo bez nepoželjnih nuspojava.</text:p>
              </text:list-item>
              <text:list-item>
                <text:p xml:id="id42" text:id="id42">Mogu biti vrlo komplicirane</text:p>
                <text:list>
                  <text:list-item>
                    <text:p xml:id="id43" text:id="id43">Ponekad trebaju vlastite unit testov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Fake - primjer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44" text:id="id44">TranslatorFake – originalna Translator komponenta treba bazu podataka da bi funkcionirala</text:p>
          </draw:text-box>
        </draw:frame>
        <draw:frame draw:style-name="gr2" draw:text-style-name="P2" xml:id="id45" draw:id="id45" draw:layer="layout" svg:width="32.399cm" svg:height="7.783cm" svg:x="1.8cm" svg:y="8.493cm">
          <draw:text-box>
            <text:p><text:span text:style-name="T3">$t </text:span><text:span text:style-name="T4">=</text:span><text:span text:style-name="T3"> </text:span><text:span text:style-name="T4">new</text:span><text:span text:style-name="T3"> </text:span><text:span text:style-name="T5">TranslatorFake</text:span><text:span text:style-name="T3">();</text:span></text:p>
            <text:p><text:span text:style-name="T6"/></text:p>
            <text:p><text:span text:style-name="T3">$t</text:span><text:span text:style-name="T4">-&gt;</text:span><text:span text:style-name="T3">trans(</text:span><text:span text:style-name="T7">'Recenica koju prevodimo'</text:span><text:span text:style-name="T3">, [], </text:span><text:span text:style-name="T7">'en'</text:span><text:span text:style-name="T3">);</text:span></text:p>
            <text:p><text:span text:style-name="T8">// Output: {en:Recenica koju prevodimo}</text:span></text:p>
            <text:p><text:span text:style-name="T6"/></text:p>
            <text:p><text:span text:style-name="T3">$t</text:span><text:span text:style-name="T4">-&gt;</text:span><text:span text:style-name="T3">trans(</text:span><text:span text:style-name="T7">'Recenica s parametrom {1}'</text:span><text:span text:style-name="T3">, [</text:span><text:span text:style-name="T9">1</text:span><text:span text:style-name="T3"> </text:span><text:span text:style-name="T4">=&gt;</text:span><text:span text:style-name="T3"> </text:span><text:span text:style-name="T7">'foo'</text:span><text:span text:style-name="T3">], </text:span><text:span text:style-name="T7">'de'</text:span><text:span text:style-name="T3">);</text:span></text:p>
            <text:p><text:span text:style-name="T8">// Output: {de:Recenica s parametrom foo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Mockery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Instalacija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46" text:id="id46">Dodati pod <text:span text:style-name="T10">require-dev</text:span> u composer.json:</text:p>
            <text:p xml:id="id47" text:id="id47"><text:span text:style-name="T11">{</text:span></text:p>
            <text:p xml:id="id48" text:id="id48"><text:span text:style-name="T11"><text:s text:c="4"/></text:span><text:span text:style-name="T11">"require-dev": { "mockery/mockery": "@stable" }</text:span></text:p>
            <text:p xml:id="id49" text:id="id49"><text:span text:style-name="T11">}</text:span></text:p>
            <text:p xml:id="id50" text:id="id50">i pokrenuti <text:span text:style-name="T10">composer update</text:span><text:span text:style-name="T11"> </text:span>naredbu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Način korištenja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51" text:id="id51">Mockery se jednostavno integrira u PHPUnit koristeći trait u našem TestCase-u:</text:p>
            <text:p xml:id="id52" text:id="id52" text:style-name="P3"><text:span text:style-name="T12">use \Mockery\Adapter\Phpunit\MockeryPHPUnitIntegration;</text:span></text:p>
            <text:p xml:id="id53" text:id="id53">Za primjer korištenja vidjeti <text:a xlink:href="http://docs.mockery.io/en/latest/getting_started/simple_example.html" xlink:type="simple">dokumentaciju</text:a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2" presentation:presentation-page-layout-name="AL2T1">
        <office:forms form:automatic-focus="false" form:apply-design-mode="false"/>
        <draw:frame presentation:style-name="pr7" draw:layer="layout" svg:width="32.399cm" svg:height="4.508cm" svg:x="1.801cm" svg:y="11cm" presentation:class="title" presentation:user-transformed="true">
          <draw:text-box>
            <text:p>Test Double u praksi</text:p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Test Double u praksi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54" text:id="id54">Najčešće se koriste Test Stub i Test Spy</text:p>
              </text:list-item>
              <text:list-item>
                <text:p xml:id="id55" text:id="id55">Pretjerano korištenje rezultira testovima koji su snažno povezani sa trenutnom implementacijom SUT-a, što rezultira krhkim testovima kada SUT pokušamo refaktorirati</text:p>
              </text:list-item>
              <text:list-item>
                <text:p xml:id="id56" text:id="id56">Preferiramo testiranje ponašanja kroz javni API SUT-a</text:p>
              </text:list-item>
              <text:list-item>
                <text:p xml:id="id57" text:id="id57">Preferirati ručno napisane Test Double objekte umjesto Mocking alata</text:p>
                <text:list>
                  <text:list-item>
                    <text:p xml:id="id58" text:id="id58">Ovisimo o vanjskom library-ju</text:p>
                  </text:list-item>
                  <text:list-item>
                    <text:p xml:id="id59" text:id="id59">Mocking alati koriste PHP <text:a xlink:href="http://php.net/manual/en/book.reflection.php" xlink:type="simple">reflection API</text:a> za stvaranje mock objekata što zna primjetno usporiti izvođenje testova</text:p>
                  </text:list-item>
                  <text:list-item>
                    <text:p xml:id="id60" text:id="id60">Komplicira setUp kô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><text:a xlink:href="https://8thlight.com/blog/uncle-bob/2014/05/14/TheLittleMocker.html" xlink:type="simple">The Little Mocker</text:a> - Uncle Bob</text:p>
              </text:list-item>
              <text:list-item>
                <text:p><text:a xlink:href="https://martinfowler.com/articles/mocksArentStubs.html" xlink:type="simple">Mocks Aren't Stubs</text:a> - Martin Fowler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Za one koji žele znati više</text:p>
          </draw:text-box>
        </draw:frame>
        <draw:frame presentation:style-name="pr4" draw:layer="layout" svg:width="32.399cm" svg:height="2.6cm" svg:x="1.8cm" svg:y="4.6cm" presentation:class="outline" presentation:user-transformed="true">
          <draw:text-box>
            <text:list text:style-name="L2">
              <text:list-item>
                <text:p><text:a xlink:href="https://vimeo.com/68375232" xlink:type="simple">TDD, where did it all go wrong</text:a>, Ian Cooper</text:p>
              </text:list-item>
            </text:list>
          </draw:text-box>
        </draw:frame>
        <draw:frame presentation:style-name="pr6" draw:layer="layout" svg:width="25.8cm" svg:height="2.508cm" svg:x="1.8cm" svg:y="7.492cm" presentation:class="title" presentation:user-transformed="true">
          <draw:text-box>
            <text:p>Preporučena literatura</text:p>
          </draw:text-box>
        </draw:frame>
        <draw:frame presentation:style-name="pr4" draw:layer="layout" svg:width="32.399cm" svg:height="14cm" svg:x="1.8cm" svg:y="10.4cm" presentation:class="outline" presentation:user-transformed="true">
          <draw:text-box>
            <text:list text:style-name="L2">
              <text:list-item>
                <text:p><text:a xlink:href="https://www.amazon.com/Test-Driven-Development-Kent-Beck/dp/0321146530" xlink:type="simple">TDD By Example</text:a>, Kent Beck</text:p>
              </text:list-item>
              <text:list-item>
                <text:p><text:a xlink:href="https://www.amazon.com/Working-Effectively-Legacy-Michael-Feathers/dp/0131177052" xlink:type="simple">Working Effectively with Legacy Code</text:a>, Michael Feathers</text:p>
              </text:list-item>
              <text:list-item>
                <text:p><text:a xlink:href="https://www.amazon.com/xUnit-Test-Patterns-Refactoring-Code/dp/0131495054" xlink:type="simple">xUnit Test Patterns: Refactoring Test Code</text:a>, Gerard Meszaro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3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1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, 'Lucida Console'" style:font-pitch="variable"/>
    <style:font-face style:name="Liberation Sans2" svg:font-family="'Liberation Sans'" style:font-pitch="variable"/>
    <style:font-face style:name="Consolas" svg:font-family="Consolas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Calibri" svg:font-family="Calibri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HR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00:36:42.912000000</meta:creation-date>
    <dc:language>hr-HR</dc:language>
    <meta:editing-cycles>59</meta:editing-cycles>
    <meta:editing-duration>PT6H54M37S</meta:editing-duration>
    <meta:generator>LibreOffice/5.1.5.2$Windows_x86 LibreOffice_project/7a864d8825610a8c07cfc3bc01dd4fce6a9447e5</meta:generator>
    <dc:title>PHP Akademija template v4</dc:title>
    <dc:date>2017-01-16T16:04:43.679000000</dc:date>
    <meta:document-statistic meta:object-count="111"/>
  </office:meta>
</office:document-meta>
</file>